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swald" svg:font-family="Oswald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d2d2d" style:font-name="Oswald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2d2d2d" style:font-name="Oswald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2d2d2d" fo:letter-spacing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7f7f7f" fo:font-size="8.25pt"/>
    </style:style>
    <style:style style:name="P8" style:family="paragraph" style:parent-style-name="Text_20_body">
      <style:paragraph-properties fo:margin-top="0cm" fo:margin-bottom="0cm"/>
    </style:style>
    <style:style style:name="T1" style:family="text">
      <style:text-properties fo:font-variant="normal" fo:text-transform="none" fo:color="#2d2d2d" style:font-name="Oswald" fo:font-size="11.25pt" fo:letter-spacing="normal" fo:font-style="normal" fo:font-weight="normal"/>
    </style:style>
    <style:style style:name="T2" style:family="text">
      <style:text-properties fo:font-variant="normal" fo:text-transform="none" fo:color="#815a31" style:font-name="Tahoma" fo:font-size="9.75pt" fo:letter-spacing="normal" fo:font-style="normal" fo:font-weight="bold"/>
    </style:style>
    <style:style style:name="T3" style:family="text">
      <style:text-properties fo:font-variant="normal" fo:text-transform="none" fo:color="#815a31" style:font-name="Tahoma" fo:font-size="9.75pt" fo:letter-spacing="normal" fo:font-style="normal" fo:font-weight="normal"/>
    </style:style>
    <style:style style:name="T4" style:family="text">
      <style:text-properties fo:font-variant="normal" fo:text-transform="none" fo:color="#815a31" fo:letter-spacing="normal"/>
    </style:style>
    <style:style style:name="T5" style:family="text">
      <style:text-properties fo:font-variant="normal" fo:text-transform="none" fo:color="#815a31" style:font-name="Oswald" fo:font-size="11.25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style:font-name="Oswald" fo:font-size="11.25pt" fo:font-style="normal" fo:font-weight="normal"/>
    </style:style>
    <style:style style:name="T8" style:family="text">
      <style:text-properties fo:color="#815a31"/>
    </style:style>
    <style:style style:name="T9" style:family="text">
      <style:text-properties fo:color="#815a31" style:font-name="Tahoma" fo:font-size="9.75pt"/>
    </style:style>
    <style:style style:name="T10" style:family="text">
      <style:text-properties fo:color="#815a31" style:font-name="Tahoma" fo:font-size="9.7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isław Sikorski </text:p>
      <text:p text:style-name="P6"><text:span text:style-name="T6">Urodził się 9 II 1855 roku w Wielkich Chełmach koło Brus. Po "naukach domowych" w latach 1864-1874 zdobył wykształcenie średnie w chojnickim gimnazjum. Podczas nauki w Chojnicach zetknął się z działalnością filomatów. Studia politechniczne odbył w kilku ośrodkach naukowych Niemiec; w 1880 roku w Berlinie złożył egzamin inżynierski w zakresie budowy mostów. W 1888 r. już jako właściciel Wielkich Chełmów poślubił Annę Łyskowską.. Posiadał tytuł szambelana honorowego papieża Piusa X. <text:s/>W 1919 roku został starostą komisarycznym na powiat chojnicki. W 1922 roku został <text:s/>odznaczony Orderem Polonia Restituta. Zmarł 29 czerwca 1929 roku w Wielkich Chełmach, pochowano go w grobowcu rodzinnym w Brusach. </text:span></text:p>
      <text:p text:style-name="P3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swald" svg:font-family="Oswald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09:16:27.28</meta:creation-date>
    <meta:document-statistic meta:table-count="0" meta:image-count="0" meta:object-count="0" meta:page-count="1" meta:paragraph-count="3" meta:word-count="104" meta:character-count="721"/>
    <dc:date>2022-11-22T09:46:50.99</dc:date>
    <meta:editing-duration>PT3M40S</meta:editing-duration>
    <meta:editing-cycles>1</meta:editing-cycles>
    <meta:generator>OpenOffice/4.1.3$Win32 OpenOffice.org_project/413m1$Build-9783</meta:generator>
  </office:meta>
</office:document-meta>
</file>